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Arial, Helvetica, sans-serif"/>
    <style:font-face style:name="Lohit Devanagari1" svg:font-family="'Lohit Devanagari'"/>
    <style:font-face style:name="Calibri" svg:font-family="Calibri" style:font-family-generic="swiss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489cm" table:align="margins"/>
    </style:style>
    <style:style style:name="Table1.A" style:family="table-column">
      <style:table-column-properties style:column-width="6.588cm" style:rel-column-width="3735*"/>
    </style:style>
    <style:style style:name="Table1.B" style:family="table-column">
      <style:table-column-properties style:column-width="10.901cm" style:rel-column-width="618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officeooo:rsid="000b1d74" officeooo:paragraph-rsid="000b1d74"/>
    </style:style>
    <style:style style:name="P2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0b1d74" officeooo:paragraph-rsid="000b1d7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a524e" officeooo:paragraph-rsid="001a524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0b1d74" officeooo:paragraph-rsid="000b1d7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italic" style:text-underline-style="none" fo:font-weight="normal" officeooo:rsid="00552068" officeooo:paragraph-rsid="000dfaf2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italic" style:text-underline-style="none" fo:font-weight="normal" officeooo:rsid="000b1d74" officeooo:paragraph-rsid="000b1d74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style:text-underline-style="none" fo:font-weight="normal" officeooo:rsid="000b1d74" officeooo:paragraph-rsid="000b1d7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style:text-underline-style="none" fo:font-weight="normal" officeooo:rsid="000dfaf2" officeooo:paragraph-rsid="000dfaf2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style:text-underline-style="none" fo:font-weight="normal" officeooo:rsid="000dfaf2" officeooo:paragraph-rsid="001a524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style:text-underline-style="none" fo:font-weight="bold" officeooo:rsid="000b1d74" officeooo:paragraph-rsid="000b1d74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style:text-underline-style="solid" style:text-underline-width="auto" style:text-underline-color="font-color" fo:font-weight="bold" officeooo:rsid="001a524e" officeooo:paragraph-rsid="001a524e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0pt" fo:letter-spacing="normal" fo:font-style="italic" style:text-underline-style="none" fo:font-weight="normal" officeooo:rsid="000b1d74" officeooo:paragraph-rsid="000b1d74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0pt" fo:letter-spacing="normal" fo:font-style="normal" style:text-underline-style="none" fo:font-weight="normal" officeooo:rsid="000dfaf2" officeooo:paragraph-rsid="000dfaf2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0pt" fo:letter-spacing="normal" fo:font-style="normal" style:text-underline-style="none" fo:font-weight="normal" officeooo:rsid="000dfaf2" officeooo:paragraph-rsid="001a524e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0pt" fo:letter-spacing="normal" fo:font-style="normal" style:text-underline-style="none" fo:font-weight="normal" officeooo:rsid="000dfaf2" officeooo:paragraph-rsid="001a524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201f1e" style:font-name="Calibri" fo:font-size="12pt" fo:letter-spacing="normal" fo:font-style="normal" fo:font-weight="normal" officeooo:paragraph-rsid="000b1d74" style:font-size-asian="12pt" style:font-size-complex="12pt" loext:padding="0cm" loext:border="none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01f1e" style:font-name="Calibri" fo:font-size="10pt" fo:letter-spacing="normal" fo:font-style="normal" fo:font-weight="normal" officeooo:paragraph-rsid="000b1d74" style:font-size-asian="10pt" style:font-size-complex="10pt" loext:padding="0cm" loext:border="none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201f1e" style:font-name="Calibri" fo:letter-spacing="normal" officeooo:paragraph-rsid="000b1d74" loext:padding="0cm" loext:border="none"/>
    </style:style>
    <style:style style:name="P19" style:family="paragraph" style:parent-style-name="Standard">
      <style:paragraph-properties fo:text-align="center" style:justify-single-word="false"/>
      <style:text-properties style:font-name="Chandas" fo:font-size="14pt" fo:font-weight="bold" officeooo:rsid="000b1d74" officeooo:paragraph-rsid="000b1d7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Calibri" fo:font-size="10pt" fo:letter-spacing="normal" style:font-size-asian="10pt" style:font-size-complex="10pt" loext:padding="0cm" loext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Calibri" fo:font-size="10pt" fo:letter-spacing="normal" officeooo:paragraph-rsid="000b1d74" style:font-size-asian="10pt" style:font-size-complex="10pt" loext:padding="0cm" loext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Calibri" fo:font-size="10pt" fo:letter-spacing="normal" fo:font-style="normal" fo:font-weight="normal" style:font-size-asian="10pt" style:font-size-complex="10pt" loext:padding="0cm" loext:border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Calibri" fo:font-size="12pt" fo:letter-spacing="normal" fo:font-style="normal" fo:font-weight="bold" officeooo:rsid="000b1d74" officeooo:paragraph-rsid="000b1d74" style:font-size-asian="12pt" style:font-weight-asian="bold" style:font-size-complex="12pt" style:font-weight-complex="bold" loext:padding="0cm" loext:border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Calibri" fo:font-size="11.25pt" fo:letter-spacing="normal" fo:font-style="normal" fo:font-weight="normal" officeooo:rsid="000b1d74" officeooo:paragraph-rsid="000b1d74" loext:padding="0cm" loext:border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pt" fo:letter-spacing="normal" fo:font-style="normal" style:text-underline-style="none" fo:font-weight="normal" officeooo:rsid="0010f5ab" officeooo:paragraph-rsid="0010f5ab" style:font-size-asian="10pt" style:font-weight-asian="normal" style:font-size-complex="10pt" style:font-weight-complex="normal" loext:padding="0cm" loext:border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pt" fo:letter-spacing="normal" fo:font-style="normal" style:text-underline-style="none" fo:font-weight="normal" officeooo:rsid="0010f5ab" officeooo:paragraph-rsid="001a524e" style:font-size-asian="10pt" style:font-weight-asian="normal" style:font-size-complex="10pt" style:font-weight-complex="normal" loext:padding="0cm" loext:border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pt" fo:letter-spacing="normal" fo:font-style="normal" style:text-underline-style="none" fo:font-weight="normal" officeooo:rsid="000dfaf2" officeooo:paragraph-rsid="001a524e" style:font-size-asian="10pt" style:font-weight-asian="normal" style:font-size-complex="10pt" style:font-weight-complex="normal" loext:padding="0cm" loext:border="none"/>
    </style:style>
    <style:style style:name="P2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pt" fo:letter-spacing="normal" fo:font-style="normal" style:text-underline-style="none" fo:font-weight="normal" officeooo:rsid="0017b8ed" officeooo:paragraph-rsid="0017b8ed" style:font-size-asian="10pt" style:font-weight-asian="normal" style:font-size-complex="10pt" style:font-weight-complex="normal" loext:padding="0cm" loext:border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pt" fo:letter-spacing="normal" fo:font-style="normal" style:text-underline-style="none" fo:font-weight="normal" officeooo:rsid="0017b8ed" officeooo:paragraph-rsid="001a524e" style:font-size-asian="10pt" style:font-weight-asian="normal" style:font-size-complex="10pt" style:font-weight-complex="normal" loext:padding="0cm" loext:border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pt" fo:letter-spacing="normal" fo:font-style="normal" style:text-underline-style="none" fo:font-weight="normal" officeooo:rsid="001a524e" officeooo:paragraph-rsid="001a524e" style:font-size-asian="10pt" style:font-weight-asian="normal" style:font-size-complex="10pt" style:font-weight-complex="normal" loext:padding="0cm" loext:border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pt" fo:letter-spacing="normal" fo:font-style="normal" style:text-underline-style="none" fo:font-weight="normal" officeooo:rsid="0014fa92" officeooo:paragraph-rsid="001a524e" style:font-weight-asian="normal" style:font-weight-complex="normal" loext:padding="0cm" loext:border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pt" fo:letter-spacing="normal" fo:font-style="normal" fo:font-weight="normal" style:font-size-asian="10pt" style:font-size-complex="10pt" loext:padding="0cm" loext:border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loext:padding="0cm" loext:border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style:text-underline-style="solid" style:text-underline-width="auto" style:text-underline-color="font-color" fo:font-weight="bold" officeooo:rsid="000b1d74" officeooo:paragraph-rsid="000b1d74" style:font-weight-asian="bold" style:font-weight-complex="bold" loext:padding="0cm" loext:border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style:text-underline-style="solid" style:text-underline-width="auto" style:text-underline-color="font-color" fo:font-weight="bold" officeooo:rsid="0014fa92" officeooo:paragraph-rsid="0014fa92" style:font-weight-asian="bold" style:font-weight-complex="bold" loext:padding="0cm" loext:border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style:text-underline-style="solid" style:text-underline-width="auto" style:text-underline-color="font-color" fo:font-weight="bold" officeooo:rsid="000dfaf2" officeooo:paragraph-rsid="000dfaf2" style:font-weight-asian="bold" style:font-weight-complex="bold" loext:padding="0cm" loext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style:text-underline-style="solid" style:text-underline-width="auto" style:text-underline-color="font-color" fo:font-weight="bold" officeooo:rsid="001a524e" officeooo:paragraph-rsid="001a524e" style:font-weight-asian="bold" style:font-weight-complex="bold" loext:padding="0cm" loext:border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style:text-underline-style="none" fo:font-weight="normal" officeooo:rsid="0010f5ab" officeooo:paragraph-rsid="0010f5ab" style:font-weight-asian="normal" style:font-weight-complex="normal" loext:padding="0cm" loext:border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style:text-underline-style="none" fo:font-weight="normal" officeooo:rsid="0014fa92" officeooo:paragraph-rsid="0014fa92" style:font-weight-asian="normal" style:font-weight-complex="normal" loext:padding="0cm" loext:border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style:text-underline-style="none" fo:font-weight="normal" officeooo:rsid="000dfaf2" officeooo:paragraph-rsid="001a524e" style:font-weight-asian="normal" style:font-weight-complex="normal" loext:padding="0cm" loext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style:text-underline-style="none" fo:font-weight="normal" officeooo:rsid="0017b8ed" officeooo:paragraph-rsid="0017b8ed" style:font-weight-asian="normal" style:font-weight-complex="normal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style:text-underline-style="none" fo:font-weight="normal" officeooo:rsid="000dfaf2" officeooo:paragraph-rsid="000dfaf2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style:text-underline-style="none" fo:font-weight="bold" officeooo:rsid="0010f5ab" officeooo:paragraph-rsid="0010f5ab" style:font-weight-asian="bold" style:font-weight-complex="bold" loext:padding="0cm" loext:border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style:text-underline-style="none" fo:font-weight="bold" officeooo:rsid="001a524e" officeooo:paragraph-rsid="001a524e" style:font-size-asian="12pt" style:font-weight-asian="bold" style:font-size-complex="12pt" style:font-weight-complex="bold" loext:padding="0cm" loext:border="none"/>
    </style:style>
    <style:style style:name="P4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Calibri" fo:font-size="12pt" fo:font-weight="bold" officeooo:rsid="000b1d74" officeooo:paragraph-rsid="000b1d74" style:font-size-asian="12pt" style:font-weight-asian="bold" style:font-size-complex="12pt" style:font-weight-complex="bold" loext:padding="0cm" loext:border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Calibri" fo:font-weight="bold" officeooo:rsid="000b1d74" officeooo:paragraph-rsid="000b1d74" style:font-weight-asian="bold" style:font-weight-complex="bold" loext:padding="0cm" loext:border="none"/>
    </style:style>
    <style:style style:name="P47" style:family="paragraph" style:parent-style-name="Table_20_Contents">
      <style:text-properties style:font-name="Calibri" fo:font-size="12pt" officeooo:rsid="001a524e" officeooo:paragraph-rsid="001a524e"/>
    </style:style>
    <style:style style:name="T1" style:family="text">
      <style:text-properties fo:font-style="normal" fo:font-weight="normal"/>
    </style:style>
    <style:style style:name="T2" style:family="text">
      <style:text-properties fo:font-size="11.25pt" fo:font-style="normal" fo:font-weight="normal"/>
    </style:style>
    <style:style style:name="T3" style:family="text">
      <style:text-properties officeooo:rsid="0057ef65"/>
    </style:style>
    <style:style style:name="T4" style:family="text">
      <style:text-properties officeooo:rsid="0014a64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1d74" style:font-weight-asian="bold" style:font-weight-complex="bold"/>
    </style:style>
    <style:style style:name="T7" style:family="text">
      <style:text-properties fo:font-weight="bold" officeooo:rsid="001a524e" style:font-weight-asian="bold" style:font-weight-complex="bold"/>
    </style:style>
    <style:style style:name="T8" style:family="text">
      <style:text-properties style:font-size-asian="10pt" style:font-size-complex="10pt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officeooo:rsid="001561c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7ef65" style:font-style-asian="italic" style:font-style-complex="italic"/>
    </style:style>
    <style:style style:name="T13" style:family="text">
      <style:text-properties fo:font-style="italic" officeooo:rsid="00552068" style:font-style-asian="italic" style:font-style-complex="italic"/>
    </style:style>
    <style:style style:name="T14" style:family="text">
      <style:text-properties officeooo:rsid="0017b8e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1a52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ACHINE LEARNING AND ADVANCED ANALYTICS COURSEWORK</text:p>
      <text:p text:style-name="P19">DOCUMENTATION</text:p>
      <text:p text:style-name="P1"/>
      <text:p text:style-name="P2"/>
      <text:p text:style-name="P2"/>
      <text:p text:style-name="P3">DATA CLEANING:</text:p>
      <text:p text:style-name="P2"/>
      <text:p text:style-name="P4">Most of the data cleaning had already been done. The only step to be executed is: </text:p>
      <text:p text:style-name="P4"/>
      <text:p text:style-name="P12">delete from ml22.receipt_lines where ml22.receipt_lines.value=9999999</text:p>
      <text:p text:style-name="P6"/>
      <text:p text:style-name="P7">This is to remove all the rows with value entries wrongly entered as 9999999.</text:p>
      <text:p text:style-name="P7"/>
      <text:p text:style-name="P11">SQL QUERIES:</text:p>
      <text:p text:style-name="P10"/>
      <text:p text:style-name="P7">For analysis as discussed in the report, few tables were created and updated in this order:</text:p>
      <text:p text:style-name="P7"/>
      <text:p text:style-name="P16"><text:span text:style-name="T6">1) To create table with the dates ordered as per the purchase date:</text:span></text:p>
      <text:p text:style-name="P16"/>
      <text:p text:style-name="P17">CREATE TABLE dateranks</text:p>
      <text:p text:style-name="P20"><text:span text:style-name="T1">AS</text:span></text:p>
      <text:p text:style-name="P22">(SELECT receipts.customer_id AS cust,</text:p>
      <text:p text:style-name="P21"><text:span text:style-name="T1">receipts.receipt_id AS receiptid,</text:span></text:p>
      <text:p text:style-name="P21"><text:span text:style-name="T1">receipts.purchased_at::date AS dateofpurchase,</text:span></text:p>
      <text:p text:style-name="P20"><text:span text:style-name="T1">dense_rank() OVER (ORDER BY receipts.purchased_at) AS dayofpurchase,</text:span></text:p>
      <text:p text:style-name="P20"><text:span text:style-name="T1">receipts.store_code AS storecode</text:span></text:p>
      <text:p text:style-name="P20"><text:span text:style-name="T1">FROM ml22.receipts)</text:span></text:p>
      <text:p text:style-name="P18"><text:span text:style-name="T2"/></text:p>
      <text:p text:style-name="P23">2) To create table with the set of features to generate the temporal holdout sets:</text:p>
      <text:p text:style-name="P24"/>
      <text:p text:style-name="P22">create table temp_features as</text:p>
      <text:p text:style-name="P32">(select dateranks.cust as cust,</text:p>
      <text:p text:style-name="P32">dateranks.storecode as storecode,</text:p>
      <text:p text:style-name="P32">dateranks.dayofpurchase,</text:p>
      <text:p text:style-name="P32">sum(ml22.receipt_lines.qty)as qty,</text:p>
      <text:p text:style-name="P32">sum(ml22.receipt_lines.value) as val,</text:p>
      <text:p text:style-name="P32">(dateranks.dayofpurchase-lag(dateranks.dayofpurchase) over (partition by dateranks.cust, dateranks.storecode order by dateranks.dayofpurchase asc)) as gap</text:p>
      <text:p text:style-name="P32">from dateranks join ml22.receipt_lines on dateranks.receiptid=ml22.receipt_lines.receipt_id</text:p>
      <text:p text:style-name="P32">group by 2,1,3</text:p>
      <text:p text:style-name="P32">order by 1,2,3)</text:p>
      <text:p text:style-name="P33"/>
      <text:p text:style-name="P45">3) To update gaps for the first visit of a customer in temp_features to 0:</text:p>
      <text:p text:style-name="P46"/>
      <text:p text:style-name="P32">update temp_features</text:p>
      <text:p text:style-name="P32">set gap=0 where gap is null</text:p>
      <text:p text:style-name="P33"/>
      <text:p text:style-name="P34"><text:span text:style-name="T16">CHURN </text:span>M<text:span text:style-name="T16">ODEL IMPLEMENTATION INSTRUCTIONS</text:span>:</text:p>
      <text:p text:style-name="P34"><text:soft-page-break/></text:p>
      <text:p text:style-name="P38"><text:span text:style-name="T5">1</text:span><text:span text:style-name="T7">)</text:span><text:span text:style-name="T5"> Import relevant libraries:</text:span></text:p>
      <text:p text:style-name="P38"/>
      <text:p text:style-name="P25">import pandas as pd</text:p>
      <text:p text:style-name="P25">import numpy as np</text:p>
      <text:p text:style-name="P25">import psycopg2</text:p>
      <text:p text:style-name="P25">from getpass import getpass</text:p>
      <text:p text:style-name="P25">import matplotlib as plt</text:p>
      <text:p text:style-name="P25">from sklearn.model_selection import train_test_split</text:p>
      <text:p text:style-name="P25">import eli5</text:p>
      <text:p text:style-name="P25">import seaborn as sns</text:p>
      <text:p text:style-name="P25">import matplotlib.pyplot as plt</text:p>
      <text:p text:style-name="P25">from eli5.sklearn import PermutationImportance</text:p>
      <text:p text:style-name="P25">from sklearn.ensemble import RandomForestClassifier</text:p>
      <text:p text:style-name="P25">from sklearn.neighbors import KNeighborsClassifier</text:p>
      <text:p text:style-name="P25">from sklearn.svm import LinearSVC</text:p>
      <text:p text:style-name="P25">from sklearn.metrics import accuracy_score</text:p>
      <text:p text:style-name="P25">from sklearn.metrics import balanced_accuracy_score</text:p>
      <text:p text:style-name="P25">from sklearn.metrics import recall_score</text:p>
      <text:p text:style-name="P25">from sklearn.metrics import precision_score</text:p>
      <text:p text:style-name="P25">from sklearn.model_selection import GridSearchCV</text:p>
      <text:p text:style-name="P25">from sklearn.metrics import mean_absolute_error</text:p>
      <text:p text:style-name="P25">%matplotlib inline</text:p>
      <text:p text:style-name="P38"/>
      <text:p text:style-name="P43">2<text:span text:style-name="T16">)</text:span> Use the selected set of features <text:span text:style-name="T16">to define a function returning a</text:span> temporal <text:span text:style-name="T16">test </text:span>holdout <text:span text:style-name="T16">input </text:span>set:</text:p>
      <text:p text:style-name="P43"/>
      <text:p text:style-name="P29">def get_testholdout( ref_day = 608-30, tumbling_window_size = 30, num_periods = 7, window_agg_fun = 'SUM'):</text:p>
      <text:p text:style-name="P29"><text:s text:c="8"/>sql_top = """</text:p>
      <text:p text:style-name="P29"><text:s text:c="8"/>SELECT cust,</text:p>
      <text:p text:style-name="P29"><text:s text:c="8"/>%(ref_date)s AS ref_day,</text:p>
      <text:p text:style-name="P29"><text:s text:c="8"/>"""</text:p>
      <text:p text:style-name="P29"><text:s text:c="7"/></text:p>
      <text:p text:style-name="P29"><text:s text:c="8"/>sql=sql_top</text:p>
      <text:p text:style-name="P29">#Creating temporal features to account for FREQUENCY of visits, QUANTITY of items, AMOUNT spent</text:p>
      <text:p text:style-name="P29"><text:s text:c="8"/>for i in range(0,num_periods):</text:p>
      <text:p text:style-name="P29"><text:s text:c="12"/>sql += "{2}(CASE WHEN dayofpurchase &gt; %(ref_date)s -%(ws)s::INT*({0}+1) AND dayofpurchase &lt;= %(ref_date)s-%(ws)s*({0}) THEN 1 ELSE 0 END ) as freq{1},\n".format(i, i+1, window_agg_fun)</text:p>
      <text:p text:style-name="P29"><text:s text:c="8"/>for i in range(num_periods,num_periods*2):</text:p>
      <text:p text:style-name="P29"><text:s text:c="12"/>sql += "{2}(CASE WHEN dayofpurchase &gt; %(ref_date)s -%(ws)s::INT*({0}+1) AND dayofpurchase &lt;= %(ref_date)s-%(ws)s*({0}) THEN qty::INT ELSE 0 END ) as qty{1},\n".format(i, i+1, window_agg_fun)</text:p>
      <text:p text:style-name="P29"><text:s text:c="8"/>for i in range(num_periods*2,num_periods*3):</text:p>
      <text:p text:style-name="P29"><text:s text:c="12"/>sql += "{2}(CASE WHEN dayofpurchase &gt; %(ref_date)s -%(ws)s::INT*({0}+1) AND dayofpurchase &lt;= %(ref_date)s-%(ws)s*({0}) THEN val ELSE 0 END ) as amt{1},\n".format(i, i+1, window_agg_fun)</text:p>
      <text:p text:style-name="P29"/>
      <text:p text:style-name="P29"><text:s text:c="8"/>sql_bottom = """</text:p>
      <text:p text:style-name="P29"><text:s text:c="8"/>FROM temp_features</text:p>
      <text:p text:style-name="P29"><text:s text:c="8"/>GROUP BY cust</text:p>
      <text:p text:style-name="P29"><text:s text:c="8"/>""" <text:s text:c="3"/></text:p>
      <text:p text:style-name="P29"><text:s text:c="8"/>sql = sql[:-2] + sql_bottom</text:p>
      <text:p text:style-name="P29"><text:s text:c="8"/>with psycopg2.connect("host='{}' dbname='nlab' user='{}' password='{}'".format(db_ip, user, pw)) as conn:</text:p>
      <text:p text:style-name="P29"><text:s text:c="12"/>df = pd.read_sql(sql, conn, params = {'ref_date':ref_day,'ws':tumbling_window_size})</text:p>
      <text:p text:style-name="P29"><text:s text:c="12"/>df=df.set_index('cust')</text:p>
      <text:p text:style-name="P29"><text:s text:c="12"/>return df.drop(columns = ['ref_day'], inplace = False)</text:p>
      <text:p text:style-name="P29"/>
      <text:p text:style-name="P44"><text:soft-page-break/>3) Define the function for the predictor model:</text:p>
      <text:p text:style-name="P30"/>
      <text:p text:style-name="P26">def predictions(ref_day = 608, tumbling_window_size = 30, output_window_size = 7):</text:p>
      <text:p text:style-name="P26"/>
      <text:p text:style-name="P26"><text:s text:c="4"/>model = RandomForestClassifier(n_estimators = 100, max_depth=20)</text:p>
      <text:p text:style-name="P26"/>
      <text:p text:style-name="P26"><text:s text:c="4"/>train_X, train_y = get_dataset( ref_day - 2*output_window_size, tumbling_window_size, output_window_size )</text:p>
      <text:p text:style-name="P26"><text:s text:c="4"/>train_X=train_X[train_X.freq1&gt;0]</text:p>
      <text:p text:style-name="P26"><text:s text:c="4"/>indices1=list(train_X[train_X.freq1&gt;0].index.values)</text:p>
      <text:p text:style-name="P26"><text:s text:c="4"/>train_y=train_y[train_y.index.isin(indices1)]</text:p>
      <text:p text:style-name="P26"/>
      <text:p text:style-name="P26"><text:s text:c="4"/>model.fit( train_X, train_y )</text:p>
      <text:p text:style-name="P26"><text:s text:c="4"/>test_X = get_testholdout( ref_day - output_window_size, tumbling_window_size)</text:p>
      <text:p text:style-name="P26"/>
      <text:p text:style-name="P26"><text:s text:c="4"/>test_X=test_X[test_X.freq1&gt;0]</text:p>
      <text:p text:style-name="P26"/>
      <text:p text:style-name="P26"><text:s text:c="4"/>preds = pd.DataFrame(model.predict(test_X), columns=['Output'], index=test_X.index.values)</text:p>
      <text:p text:style-name="P26"><text:s text:c="4"/>return preds</text:p>
      <text:p text:style-name="P38"/>
      <text:p text:style-name="P43"><text:span text:style-name="T16">4)</text:span> Using the <text:span text:style-name="T10">churn </text:span>predictor model to see whether the active customer in the <text:span text:style-name="T16">generated </text:span>last holdout set is going to churn over the next week: <text:span text:style-name="T10">The dataset df is the one containing all the predictions</text:span></text:p>
      <text:p text:style-name="P25"/>
      <text:p text:style-name="P31"><text:span text:style-name="T8">df=predictions(ref_day = 608, tumbling_window_size = 30, output_window_size = 7)</text:span></text:p>
      <text:p text:style-name="P39"/>
      <text:p text:style-name="P37">CODE TO REPRODUCE PLOTS:</text:p>
      <text:p text:style-name="P3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Figure</text:p>
          </table:table-cell>
          <table:table-cell table:style-name="Table1.B1" office:value-type="string">
            <text:p text:style-name="P47">Code</text:p>
          </table:table-cell>
        </table:table-row>
        <table:table-row>
          <table:table-cell table:style-name="Table1.A2" office:value-type="string">
            <text:p text:style-name="P40">Fig 1: <text:span text:style-name="T12">Churners vs Active customers count</text:span></text:p>
          </table:table-cell>
          <table:table-cell table:style-name="Table1.B2" office:value-type="string">
            <text:p text:style-name="P27">sns.set()</text:p>
            <text:p text:style-name="P27">plt.rcParams['figure.figsize'] = (5.0, 5.0)</text:p>
            <text:p text:style-name="P27">labels = ['churners','active']</text:p>
            <text:p text:style-name="P27">values = [len(preds[preds['Output']==0]), len(preds[preds['Output']==1])]</text:p>
            <text:p text:style-name="P27">plt.bar([0, 1], values, align='center', color=['blue', 'green'])</text:p>
            <text:p text:style-name="P27">plt.xticks([0, 1], labels)</text:p>
            <text:p text:style-name="P27">plt.show()</text:p>
          </table:table-cell>
        </table:table-row>
        <table:table-row>
          <table:table-cell table:style-name="Table1.A2" office:value-type="string">
            <text:p text:style-name="P9">Fig 2: <text:span text:style-name="T12">Comparison by number of store visits</text:span><text:span text:style-name="T13"> </text:span></text:p>
          </table:table-cell>
          <table:table-cell table:style-name="Table1.B2" office:value-type="string">
            <text:p text:style-name="P14">x=test_X[test_X.index.isin(indices_active_preds)]</text:p>
            <text:p text:style-name="P14">y=test_X[test_X.index.isin(indices_churn_preds)]</text:p>
            <text:p text:style-name="P14">Freq_mean=[y['freq1'].mean(),x['freq1'].mean()]</text:p>
            <text:p text:style-name="P14">sns.set()</text:p>
            <text:p text:style-name="P14">plt.rcParams['figure.figsize'] = (5.0, 5.0)</text:p>
            <text:p text:style-name="P14">labels = ['churners','active']</text:p>
            <text:p text:style-name="P14">values = Freq_mean</text:p>
            <text:p text:style-name="P14">plt.bar([0, 1], values, align='center', color=['blue', 'orange'])</text:p>
            <text:p text:style-name="P14">plt.xticks([0, 1], labels)</text:p>
            <text:p text:style-name="P14">plt.show()</text:p>
          </table:table-cell>
        </table:table-row>
        <table:table-row>
          <table:table-cell table:style-name="Table1.A2" office:value-type="string">
            <text:p text:style-name="P9">Fig 3: <text:s/><text:span text:style-name="T12">Comparison by amount </text:span><text:span text:style-name="T11">spent </text:span></text:p>
          </table:table-cell>
          <table:table-cell table:style-name="Table1.B2" office:value-type="string">
            <text:p text:style-name="P15"><text:span text:style-name="T8">x=test_X[test_X.index.isin(indices_active_preds)]</text:span></text:p>
            <text:p text:style-name="P14">y=test_X[test_X.index.isin(indices_churn_preds)]</text:p>
            <text:p text:style-name="P14">Freq_mean=[y['amt15'].mean(),x['amt15'].mean()]</text:p>
            <text:p text:style-name="P14">sns.set()</text:p>
            <text:p text:style-name="P14">plt.rcParams['figure.figsize'] = (5.0, 5.0)</text:p>
            <text:p text:style-name="P14">labels = ['churners','active']</text:p>
            <text:p text:style-name="P14">values = Freq_mean</text:p>
            <text:p text:style-name="P14">plt.bar([0, 1], values, align='center', color=['blue', 'orange'])</text:p>
            <text:p text:style-name="P14">plt.xticks([0, 1], labels)</text:p>
            <text:p text:style-name="P14"><text:soft-page-break/>plt.show()</text:p>
          </table:table-cell>
        </table:table-row>
        <table:table-row>
          <table:table-cell table:style-name="Table1.A2" office:value-type="string">
            <text:p text:style-name="P9">Fig 4: <text:span text:style-name="T12">Comparison by item quantities purchased</text:span></text:p>
          </table:table-cell>
          <table:table-cell table:style-name="Table1.B2" office:value-type="string">
            <text:p text:style-name="P14">x=test_X[test_X.index.isin(indices_active_preds)]</text:p>
            <text:p text:style-name="P14">y=test_X[test_X.index.isin(indices_churn_preds)]</text:p>
            <text:p text:style-name="P14">Freq_mean=[y['qty8'].mean(),x['qty8'].mean()]</text:p>
            <text:p text:style-name="P14">sns.set()</text:p>
            <text:p text:style-name="P14">plt.rcParams['figure.figsize'] = (5.0, 5.0)</text:p>
            <text:p text:style-name="P14">labels = ['churners','active']</text:p>
            <text:p text:style-name="P14">values = Freq_mean</text:p>
            <text:p text:style-name="P14">plt.bar([0, 1], values, align='center', color=['blue', 'orange'])</text:p>
            <text:p text:style-name="P14">plt.xticks([0, 1], labels)</text:p>
            <text:p text:style-name="P14">plt.show()</text:p>
          </table:table-cell>
        </table:table-row>
      </table:table>
      <text:p text:style-name="P42"><text:span text:style-name="T13"/></text:p>
      <text:p text:style-name="P5"><text:tab/><text:tab/><text:tab/><text:span text:style-name="T3"><text:tab/><text:tab/><text:tab/> <text:s text:c="7"/></text:span></text:p>
      <text:p text:style-name="P8"/>
      <text:p text:style-name="P13"/>
      <text:p text:style-name="P8"/>
      <text:p text:style-name="P8"><text:span text:style-name="T11"/></text:p>
      <text:p text:style-name="P13"/>
      <text:p text:style-name="P8"/>
      <text:p text:style-name="P8"><text:span text:style-name="T12"/></text:p>
      <text:p text:style-name="P8"/>
      <text:p text:style-name="P13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Arial, Helvetica, sans-serif"/>
    <style:font-face style:name="Lohit Devanagari1" svg:font-family="'Lohit Devanagari'"/>
    <style:font-face style:name="Calibri" svg:font-family="Calibri" style:font-family-generic="swiss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23cm" fo:margin-right="1.2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07:49:40.288835517</meta:creation-date>
    <dc:date>2020-06-08T13:02:38.433060071</dc:date>
    <meta:editing-duration>PT12M37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4" meta:paragraph-count="136" meta:word-count="663" meta:character-count="6219" meta:non-whitespace-character-count="5437"/>
  </office:meta>
</office:document-meta>
</file>